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0">
      <style:drawing-page-properties draw:fill="gradient" draw:fill-gradient-name="a55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8">
      <style:drawing-page-properties draw:fill="gradient" draw:fill-gradient-name="a51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6">
      <style:drawing-page-properties draw:fill="gradient" draw:fill-gradient-name="a46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91667in" style:font-size-asian="0.91667in" style:font-size-complex="0.91667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91667in" style:font-size-asian="0.91667in" style:font-size-complex="0.91667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91667in" style:font-size-asian="0.91667in" style:font-size-complex="0.91667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gradient" draw:fill-gradient-name="a60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91667in" style:font-size-asian="0.91667in" style:font-size-complex="0.91667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6">
      <style:drawing-page-properties draw:fill="gradient" draw:fill-gradient-name="a61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gradient" draw:fill-gradient-name="a48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52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6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61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66" draw:master-page-name="Master1-Layout1-title-Titelfolie" presentation:presentation-page-layout-name="Master1-PPL1" draw:id="Slide-256">
        <draw:frame draw:id="id87" presentation:style-name="a472" draw:name="Titel 1" svg:x="0.75in" svg:y="2.08333in" svg:width="8.25in" svg:height="2.83681in" presentation:class="title" presentation:placeholder="false">
          <draw:text-box>
            <text:p text:style-name="a471" text:class-names="" text:cond-style-name=""><text:span text:style-name="a467" text:class-names="">Verteilte Hashtabelle<text:line-break/>über de<text:s text:c="1"/></text:span><text:span text:style-name="a468" text:class-names="">Bruijn</text:span><text:span text:style-name="a469" text:class-names=""><text:s text:c="1"/>Graph</text:span><text:span text:style-name="a470" text:class-names=""/></text:p>
          </draw:text-box>
          <svg:title/>
          <svg:desc/>
        </draw:frame>
        <draw:frame draw:id="id88" presentation:style-name="a486" draw:name="Untertitel 2" svg:x="0.75in" svg:y="5in" svg:width="7.87245in" svg:height="1.16667in" presentation:class="subtitle" presentation:placeholder="false">
          <draw:text-box>
            <text:p text:style-name="a474" text:class-names="" text:cond-style-name=""><text:span text:style-name="a473" text:class-names="">Patrick Baumann, 6494950</text:span></text:p>
            <text:p text:style-name="a479" text:class-names="" text:cond-style-name=""><text:span text:style-name="a475" text:class-names="">Karlson</text:span><text:span text:style-name="a476" text:class-names=""><text:s text:c="1"/></text:span><text:span text:style-name="a477" text:class-names="">Pfannschmidt</text:span><text:span text:style-name="a478" text:class-names="">, 6…</text:span></text:p>
            <text:p text:style-name="a485" text:class-names="" text:cond-style-name=""><text:span text:style-name="a480" text:class-names="">S</text:span><text:span text:style-name="a481" text:class-names="">imon<text:s text:c="1"/></text:span><text:span text:style-name="a482" text:class-names="">Schwichtenberg</text:span><text:span text:style-name="a483" text:class-names="">, 6…</text:span><text:span text:style-name="a484" text:class-names=""/></text:p>
          </draw:text-box>
          <svg:title/>
          <svg:desc/>
        </draw:frame>
      </draw:page>
      <draw:page draw:name="Slide5" draw:style-name="a488" draw:master-page-name="Master1-Layout2-obj-Titel-und-Inhalt" presentation:presentation-page-layout-name="Master1-PPL2" draw:id="Slide-260">
        <draw:frame draw:id="id89" presentation:style-name="a492" draw:name="Titel 1" svg:x="0.5in" svg:y="0.30035in" svg:width="8.33333in" svg:height="1.25in" presentation:class="title" presentation:placeholder="false">
          <draw:text-box>
            <text:p text:style-name="a491" text:class-names="" text:cond-style-name=""><text:span text:style-name="a489" text:class-names="">Agenda</text:span><text:span text:style-name="a490" text:class-names=""/></text:p>
          </draw:text-box>
          <svg:title/>
          <svg:desc/>
        </draw:frame>
        <draw:frame draw:id="id90" presentation:style-name="a516" draw:name="Inhaltsplatzhalter 2" svg:x="0.5in" svg:y="1.75in" svg:width="8.33333in" svg:height="5.25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Operationen der Hashtabelle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  <text:list text:style-name="a502">
              <text:list-item>
                <text:p text:style-name="a501" text:class-names="" text:cond-style-name=""><text:span text:style-name="a499" text:class-names="">Vebesserungen</text:span><text:span text:style-name="a500" text:class-names=""/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Visualisierung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  <text:list text:style-name="a515">
              <text:list-item>
                <text:p text:style-name="a514" text:class-names="" text:cond-style-name=""><text:span text:style-name="a512" text:class-names="">Testergebnisse</text:span><text:span text:style-name="a513" text:class-names=""/></text:p>
              </text:list-item>
            </text:list>
          </draw:text-box>
          <svg:title/>
          <svg:desc/>
        </draw:frame>
      </draw:page>
      <draw:page draw:name="Slide2" draw:style-name="a518" draw:master-page-name="Master1-Layout2-obj-Titel-und-Inhalt" presentation:presentation-page-layout-name="Master1-PPL2" draw:id="Slide-257">
        <draw:frame draw:id="id91" presentation:style-name="a522" draw:name="Titel 1" svg:x="0.5in" svg:y="0.30035in" svg:width="8.33333in" svg:height="1.25in" presentation:class="title" presentation:placeholder="false">
          <draw:text-box>
            <text:p text:style-name="a521" text:class-names="" text:cond-style-name=""><text:span text:style-name="a519" text:class-names="">Operationen der Hashtabelle</text:span><text:span text:style-name="a520" text:class-names=""/></text:p>
          </draw:text-box>
          <svg:title/>
          <svg:desc/>
        </draw:frame>
        <draw:frame draw:id="id92" presentation:style-name="a558" draw:name="Inhaltsplatzhalter 2" svg:x="0.5in" svg:y="1.75in" svg:width="8.33333in" svg:height="5.25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3" text:class-names="">BuildDeBruijn</text:span><text:span text:style-name="a524" text:class-names=""/></text:p>
              </text:list-item>
            </text:list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7" text:class-names="">BuildList</text:span><text:span text:style-name="a528" text:class-names=""/></text:p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1" text:class-names="">Probing</text:span><text:span text:style-name="a532" text:class-names=""/></text:p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/></text:p>
                  </text:list-item>
                </text:list>
              </text:list-item>
            </text:list>
            <text:list text:style-name="a543">
              <text:list-item>
                <text:p text:style-name="a542" text:class-names="" text:cond-style-name=""><text:span text:style-name="a538" text:class-names="">Join</text:span><text:span text:style-name="a539" text:class-names="">,<text:s text:c="1"/></text:span><text:span text:style-name="a540" text:class-names="">Leave</text:span><text:span text:style-name="a541" text:class-names=""/></text:p>
              </text:list-item>
            </text:list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>Inkl. Datentransfer</text:span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p text:style-name="a548" text:class-names="" text:cond-style-name=""><text:span text:style-name="a547" text:class-names=""/></text:p>
                  </text:list-item>
                </text:list>
              </text:list-item>
            </text:list>
            <text:list text:style-name="a554">
              <text:list-item>
                <text:p text:style-name="a553" text:class-names="" text:cond-style-name=""><text:span text:style-name="a550" text:class-names="">Insert, Delete,<text:s text:c="1"/></text:span><text:span text:style-name="a551" text:class-names="">LookUp</text:span><text:span text:style-name="a552" text:class-names=""/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3" draw:style-name="a560" draw:master-page-name="Master1-Layout2-obj-Titel-und-Inhalt" presentation:presentation-page-layout-name="Master1-PPL2" draw:id="Slide-258">
        <draw:frame draw:id="id93" presentation:style-name="a564" draw:name="Titel 1" svg:x="0.5in" svg:y="0.30035in" svg:width="8.33333in" svg:height="1.25in" presentation:class="title" presentation:placeholder="false">
          <draw:text-box>
            <text:p text:style-name="a563" text:class-names="" text:cond-style-name=""><text:span text:style-name="a561" text:class-names="">Verbesserungen</text:span><text:span text:style-name="a562" text:class-names=""/></text:p>
          </draw:text-box>
          <svg:title/>
          <svg:desc/>
        </draw:frame>
        <draw:frame draw:id="id94" presentation:style-name="a602" draw:name="Inhaltsplatzhalter 2" svg:x="0.5in" svg:y="1.75in" svg:width="8.33333in" svg:height="5.25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Routing im stabilen Zustand</text:span></text:p>
              </text:list-item>
            </text:list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68" text:class-names="">2 Flags<text:s text:c="1"/></text:span><text:span text:style-name="a569" text:class-names="">rightstable</text:span><text:span text:style-name="a570" text:class-names=""><text:s text:c="1"/>und<text:s text:c="1"/></text:span><text:span text:style-name="a571" text:class-names="">leftstable</text:span><text:span text:style-name="a572" text:class-names="">.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Foliensatz 5, Seite 41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8" text:class-names=""/></text:p>
                  </text:list-item>
                </text:list>
              </text:list-item>
            </text:list>
            <text:list text:style-name="a584">
              <text:list-item>
                <text:p text:style-name="a583" text:class-names="" text:cond-style-name=""><text:span text:style-name="a581" text:class-names="">Join</text:span><text:span text:style-name="a582" text:class-names=""><text:s text:c="1"/>an der richtigen Stelle</text:span></text:p>
              </text:list-item>
            </text:list>
            <text:list text:style-name="a591">
              <text:list-item>
                <text:list text:style-name="a591">
                  <text:list-item>
                    <text:p text:style-name="a590" text:class-names="" text:cond-style-name=""><text:span text:style-name="a585" text:class-names="">Jede<text:s text:c="1"/></text:span><text:span text:style-name="a586" text:class-names="">Join</text:span><text:span text:style-name="a587" text:class-names="">-Anfrage wird über Search realisiert. Somit muss ein Element nicht erst über<text:s text:c="1"/></text:span><text:span text:style-name="a588" text:class-names="">BuildList</text:span><text:span text:style-name="a589" text:class-names=""><text:s text:c="1"/>an die richtige Position verschoben werden.</text:span></text:p>
                  </text:list-item>
                </text:list>
              </text:list-item>
            </text:list>
            <text:list text:style-name="a594">
              <text:list-item>
                <text:list text:style-name="a594">
                  <text:list-item>
                    <text:p text:style-name="a593" text:class-names="" text:cond-style-name=""><text:span text:style-name="a592" text:class-names="">Foliensatz 6, Seite 34</text:span></text:p>
                  </text:list-item>
                </text:list>
              </text:list-item>
            </text:list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/></text:p>
                  </text:list-item>
                </text:list>
              </text:list-item>
            </text:list>
            <text:list text:style-name="a601">
              <text:list-item>
                <text:p text:style-name="a600" text:class-names="" text:cond-style-name=""><text:span text:style-name="a598" text:class-names="">Grafische Visualisierung</text:span><text:span text:style-name="a599" text:class-names=""/></text:p>
              </text:list-item>
            </text:list>
          </draw:text-box>
          <svg:title/>
          <svg:desc/>
        </draw:frame>
      </draw:page>
      <draw:page draw:name="Slide4" draw:style-name="a604" draw:master-page-name="Master1-Layout2-obj-Titel-und-Inhalt" presentation:presentation-page-layout-name="Master1-PPL2" draw:id="Slide-259">
        <draw:frame draw:id="id95" presentation:style-name="a608" draw:name="Titel 1" svg:x="0.5in" svg:y="0.30035in" svg:width="8.33333in" svg:height="1.25in" presentation:class="title" presentation:placeholder="false">
          <draw:text-box>
            <text:p text:style-name="a607" text:class-names="" text:cond-style-name=""><text:span text:style-name="a605" text:class-names="">Visualisierung</text:span><text:span text:style-name="a606" text:class-names=""/></text:p>
          </draw:text-box>
          <svg:title/>
          <svg:desc/>
        </draw:frame>
        <draw:frame draw:id="id96" presentation:style-name="a614" draw:name="Inhaltsplatzhalter 2" svg:x="0.5in" svg:y="1.75in" svg:width="8.33333in" svg:height="5.25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09" text:class-names="">Platz für Grafiken<text:s text:c="1"/></text:span><text:span text:style-name="a610" text:class-names="">und Erläuterungen…</text:span><text:span text:style-name="a611" text:class-names=""/></text:p>
              </text:list-item>
            </text:list>
          </draw:text-box>
          <svg:title/>
          <svg:desc/>
        </draw:frame>
      </draw:page>
      <draw:page draw:name="Slide6" draw:style-name="a616" draw:master-page-name="Master1-Layout2-obj-Titel-und-Inhalt" presentation:presentation-page-layout-name="Master1-PPL2" draw:id="Slide-261">
        <draw:frame draw:id="id97" presentation:style-name="a620" draw:name="Titel 1" svg:x="0.5in" svg:y="0.30035in" svg:width="8.33333in" svg:height="1.25in" presentation:class="title" presentation:placeholder="false">
          <draw:text-box>
            <text:p text:style-name="a619" text:class-names="" text:cond-style-name=""><text:span text:style-name="a617" text:class-names="">Testergebnisse</text:span><text:span text:style-name="a618" text:class-names=""/></text:p>
          </draw:text-box>
          <svg:title/>
          <svg:desc/>
        </draw:frame>
        <draw:frame draw:id="id98" presentation:style-name="a625" draw:name="Inhaltsplatzhalter 2" svg:x="0.5in" svg:y="1.75in" svg:width="8.33333in" svg:height="5.25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1" text:class-names="">…</text:span><text:span text:style-name="a62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08333in" svg:width="8.25in" svg:height="2.83681in"/>
      <presentation:placeholder presentation:object="subtitle" svg:x="0.75in" svg:y="5in" svg:width="7.06667in" svg:height="1.16667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2" style:display-name="Titel und Inhalt">
      <presentation:placeholder presentation:object="title" svg:x="0.5in" svg:y="0.30035in" svg:width="8.33333in" svg:height="1.25in"/>
      <presentation:placeholder presentation:object="object" svg:x="0.5in" svg:y="1.75in" svg:width="8.33333in" svg:height="5.25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3" style:display-name="Abschnitts-&#10;überschrift">
      <presentation:placeholder presentation:object="title" svg:x="0.78993in" svg:y="6in" svg:width="8.37674in" svg:height="1.27778in"/>
      <presentation:placeholder presentation:object="outline" svg:x="0.78993in" svg:y="4.21354in" svg:width="6.71007in" svg:height="1.78646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4" style:display-name="Zwei Inhalte">
      <presentation:placeholder presentation:object="title" svg:x="0.5in" svg:y="0.30035in" svg:width="8.33333in" svg:height="1.25in"/>
      <presentation:placeholder presentation:object="object" svg:x="0.5in" svg:y="1.68in" svg:width="4in" svg:height="5.02in"/>
      <presentation:placeholder presentation:object="object" svg:x="4.83333in" svg:y="1.68in" svg:width="4in" svg:height="5.02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5" style:display-name="Vergleich">
      <presentation:placeholder presentation:object="title" svg:x="0.5in" svg:y="0.30035in" svg:width="8.33333in" svg:height="1.25in"/>
      <presentation:placeholder presentation:object="outline" svg:x="0.5in" svg:y="1.67882in" svg:width="4in" svg:height="0.69965in"/>
      <presentation:placeholder presentation:object="object" svg:x="0.5in" svg:y="2.37847in" svg:width="4in" svg:height="4.32118in"/>
      <presentation:placeholder presentation:object="outline" svg:x="4.83333in" svg:y="1.67882in" svg:width="4in" svg:height="0.69965in"/>
      <presentation:placeholder presentation:object="object" svg:x="4.83333in" svg:y="2.37847in" svg:width="4in" svg:height="4.32118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6" style:display-name="Nur Titel">
      <presentation:placeholder presentation:object="title" svg:x="0.5in" svg:y="0.30035in" svg:width="8.33333in" svg:height="1.25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7" style:display-name="Leer"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8" style:display-name="Inhalt mit Überschrift">
      <presentation:placeholder presentation:object="title" svg:x="0.33333in" svg:y="6.01in" svg:width="8.5in" svg:height="0.65in"/>
      <presentation:placeholder presentation:object="outline" svg:x="0.33333in" svg:y="6.66667in" svg:width="8.5in" svg:height="0.66667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  <presentation:placeholder presentation:object="object" svg:x="0.33333in" svg:y="0.41667in" svg:width="8.5in" svg:height="5.40556in"/>
    </style:presentation-page-layout>
    <style:presentation-page-layout style:name="Master1-PPL9" style:display-name="Bild mit Überschrift">
      <presentation:placeholder presentation:object="title" svg:x="0.33in" svg:y="6.00971in" svg:width="8.5in" svg:height="0.65029in"/>
      <presentation:placeholder presentation:object="graphic" svg:x="0in" svg:y="0in" svg:width="9.25in" svg:height="6in"/>
      <presentation:placeholder presentation:object="outline" svg:x="0.33in" svg:y="6.66667in" svg:width="8.5in" svg:height="0.67in"/>
      <presentation:placeholder presentation:object="date-time" svg:x="8.25826in" svg:y="1.8in" svg:width="2.66667in" svg:height="0.4in"/>
      <presentation:placeholder presentation:object="page-number" svg:x="9.33048in" svg:y="6.17778in" svg:width="0.6in" svg:height="0.43333in"/>
      <presentation:placeholder presentation:object="footer" svg:x="8.29715in" svg:y="4.42778in" svg:width="2.58889in" svg:height="0.4in"/>
    </style:presentation-page-layout>
    <style:presentation-page-layout style:name="Master1-PPL10" style:display-name="Titel und vertikaler Text">
      <presentation:placeholder presentation:object="title" svg:x="0.5in" svg:y="0.30035in" svg:width="8.33333in" svg:height="1.25in"/>
      <presentation:placeholder presentation:object="outline" svg:x="0.5in" svg:y="1.75in" svg:width="8.33333in" svg:height="5.25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presentation-page-layout style:name="Master1-PPL11" style:display-name="Vertikaler Titel und Text">
      <presentation:placeholder presentation:object="title" svg:x="7.25in" svg:y="0.30035in" svg:width="1.91667in" svg:height="6.39931in"/>
      <presentation:placeholder presentation:object="outline" svg:x="0.5in" svg:y="0.30035in" svg:width="6.58333in" svg:height="6.39931in"/>
      <presentation:placeholder presentation:object="date-time" svg:x="8.25826in" svg:y="1.8in" svg:width="2.66667in" svg:height="0.4in"/>
      <presentation:placeholder presentation:object="footer" svg:x="8.29715in" svg:y="4.42778in" svg:width="2.58889in" svg:height="0.4in"/>
      <presentation:placeholder presentation:object="page-number" svg:x="9.33048in" svg:y="6.17778in" svg:width="0.6in" svg:height="0.43333in"/>
    </style:presentation-page-layout>
    <style:default-style style:family="graphic">
      <style:graphic-properties draw:fill="solid" draw:fill-color="#a9a57c" draw:opacity="100%" draw:stroke="solid" svg:stroke-width="0.02778in" svg:stroke-color="#7b7859" svg:stroke-opacity="100%"/>
    </style:default-style>
    <draw:gradient draw:name="a262" draw:style="radial" draw:cx="80%" draw:cy="50%" draw:start-color="#ffffff" draw:end-color="#ffffff" draw:start-intensity="100%" draw:end-intensity="100%"/>
    <draw:gradient draw:name="a196" draw:style="radial" draw:cx="80%" draw:cy="50%" draw:start-color="#ffffff" draw:end-color="#ffffff" draw:start-intensity="100%" draw:end-intensity="100%"/>
    <draw:gradient draw:name="a517" draw:style="radial" draw:cx="80%" draw:cy="50%" draw:start-color="#ffffff" draw:end-color="#ffffff" draw:start-intensity="100%" draw:end-intensity="100%"/>
    <draw:gradient draw:name="a69" draw:style="radial" draw:cx="80%" draw:cy="50%" draw:start-color="#ffffff" draw:end-color="#ffffff" draw:start-intensity="100%" draw:end-intensity="100%"/>
    <draw:gradient draw:name="a487" draw:style="radial" draw:cx="80%" draw:cy="50%" draw:start-color="#ffffff" draw:end-color="#ffffff" draw:start-intensity="100%" draw:end-intensity="100%"/>
    <draw:gradient draw:name="a559" draw:style="radial" draw:cx="80%" draw:cy="50%" draw:start-color="#ffffff" draw:end-color="#ffffff" draw:start-intensity="100%" draw:end-intensity="100%"/>
    <draw:gradient draw:name="a0" draw:style="radial" draw:cx="80%" draw:cy="50%" draw:start-color="#ffffff" draw:end-color="#ffffff" draw:start-intensity="100%" draw:end-intensity="100%"/>
    <draw:gradient draw:name="a138" draw:style="radial" draw:cx="80%" draw:cy="50%" draw:start-color="#ffffff" draw:end-color="#ffffff" draw:start-intensity="100%" draw:end-intensity="100%"/>
    <draw:gradient draw:name="a351" draw:style="radial" draw:cx="80%" draw:cy="50%" draw:start-color="#ffffff" draw:end-color="#ffffff" draw:start-intensity="100%" draw:end-intensity="100%"/>
    <draw:gradient draw:name="a615" draw:style="radial" draw:cx="80%" draw:cy="50%" draw:start-color="#ffffff" draw:end-color="#ffffff" draw:start-intensity="100%" draw:end-intensity="100%"/>
    <draw:gradient draw:name="a41" draw:style="radial" draw:cx="80%" draw:cy="50%" draw:start-color="#ffffff" draw:end-color="#ffffff" draw:start-intensity="100%" draw:end-intensity="100%"/>
    <draw:gradient draw:name="a286" draw:style="radial" draw:cx="80%" draw:cy="50%" draw:start-color="#ffffff" draw:end-color="#ffffff" draw:start-intensity="100%" draw:end-intensity="100%"/>
    <draw:gradient draw:name="a424" draw:style="radial" draw:cx="80%" draw:cy="50%" draw:start-color="#ffffff" draw:end-color="#ffffff" draw:start-intensity="100%" draw:end-intensity="100%"/>
    <draw:gradient draw:name="a465" draw:style="radial" draw:cx="80%" draw:cy="50%" draw:start-color="#ffffff" draw:end-color="#ffffff" draw:start-intensity="100%" draw:end-intensity="100%"/>
    <draw:gradient draw:name="a603" draw:style="radial" draw:cx="80%" draw:cy="50%" draw:start-color="#ffffff" draw:end-color="#ffffff" draw:start-intensity="100%" draw:end-intensity="100%"/>
    <draw:gradient draw:name="a110" draw:style="radial" draw:cx="80%" draw:cy="50%" draw:start-color="#ffffff" draw:end-color="#ffffff" draw:start-intensity="100%" draw:end-intensity="100%"/>
    <draw:gradient draw:name="a306" draw:style="radial" draw:cx="80%" draw:cy="50%" draw:start-color="#ffffff" draw:end-color="#ffffff" draw:start-intensity="100%" draw:end-intensity="100%"/>
    <draw:gradient draw:name="a383" draw:style="radial" draw:cx="80%" draw:cy="50%" draw:start-color="#ffffff" draw:end-color="#ffffff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10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5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gradient" draw:fill-gradient-name="a4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3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">
      <style:drawing-page-properties draw:fill="gradient" draw:fill-gradient-name="a11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text-transform="uppercase" fo:color="#675e47" style:text-line-through-type="none" style:text-line-through-style="none" style:text-line-through-width="auto" style:text-line-through-color="font-color" style:text-position="0% 100%" fo:font-family="Cambria" fo:font-size="0.5in" style:font-size-asian="0.5in" style:font-size-complex="0.5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text-transform="uppercase" fo:color="#675e47" style:text-line-through-type="none" style:text-line-through-style="none" style:text-line-through-width="auto" style:text-line-through-color="font-color" style:text-position="0% 100%" fo:font-family="Cambria" fo:font-size="0.5in" style:font-size-asian="0.5in" style:font-size-complex="0.5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37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">
      <style:drawing-page-properties draw:fill="gradient" draw:fill-gradient-name="a13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2">
      <style:drawing-page-properties draw:fill="gradient" draw:fill-gradient-name="a3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30556in" style:font-size-asian="0.30556in" style:font-size-complex="0.30556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center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3">
      <style:drawing-page-properties draw:fill="gradient" draw:fill-gradient-name="a2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9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.375in" fo:margin-right="0in" fo:text-indent="-0.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4">
      <style:drawing-page-properties draw:fill="gradient" draw:fill-gradient-name="a3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7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1.1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gradient" draw:fill-gradient-name="a28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.7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0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197">
      <style:drawing-page-properties draw:fill="gradient" draw:fill-gradient-name="a1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.7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">
      <style:drawing-page-properties draw:fill="gradient" draw:fill-gradient-name="a4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center" draw:fill="solid" draw:fill-color="#a9a57c" draw:opacity="100%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91667in" style:font-size-asian="0.91667in" style:font-size-complex="0.91667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63889in" style:font-size-asian="0.63889in" style:font-size-complex="0.63889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.3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675e47" style:text-line-through-type="none" style:text-line-through-style="none" style:text-line-through-width="auto" style:text-line-through-color="font-color" style:text-position="0% 100%" fo:font-family="Cambria" fo:font-size="0.91667in" style:font-size-asian="0.91667in" style:font-size-complex="0.91667in" fo:letter-spacing="-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8e8d8c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.1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1.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2f2b2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.7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middle" draw:textarea-horizontal-align="center" draw:fill="none" draw:stroke="solid" svg:stroke-width="0.02083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307">
      <style:drawing-page-properties draw:fill="gradient" draw:fill-gradient-name="a3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">
      <style:drawing-page-properties draw:fill="gradient" draw:fill-gradient-name="a6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dfdcb7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fo:wrap-option="wrap" fo:padding-top="0.05in" fo:padding-bottom="0.05in" fo:padding-left="0.1in" fo:padding-right="0.1in" draw:textarea-vertical-align="middle" draw:textarea-horizontal-align="center" draw:fill="solid" draw:fill-color="#675e4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8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349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223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.12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d2cb6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d2cb6c" fo:font-family="Arial" style:font-family-generic="swiss" style:font-pitch="variable" fo:font-size="100%"/>
      </text:list-level-style-bullet>
    </text:list-style>
    <text:list-style style:name="a152">
      <text:list-level-style-bullet text:level="1" text:bullet-char="•">
        <style:list-level-properties text:space-before="0.12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a9a57c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a9a57c"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227">
      <text:list-level-style-bullet text:level="1" text:bullet-char="•">
        <style:list-level-properties text:space-before="0.12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c89f5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c89f5d"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.12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cbeb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cbebd"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.12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6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8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8" text:bullet-char="•">
        <style:list-level-properties text:space-before="2.05in" text:min-label-width="0.25in"/>
        <style:text-properties fo:color="#95a39d" fo:font-family="Arial" style:font-family-generic="swiss" style:font-pitch="variable" fo:font-size="100%"/>
      </text:list-level-style-bullet>
      <text:list-level-style-bullet text:level="9" text:bullet-char="•">
        <style:list-level-properties text:space-before="2.25in" text:min-label-width="0.25in"/>
        <style:text-properties fo:color="#95a39d" fo:font-family="Arial" style:font-family-generic="swiss" style:font-pitch="variable" fo:font-size="100%"/>
      </text:list-level-style-bullet>
    </text:list-style>
    <number:date-style xmlns:number="urn:oasis:names:tc:opendocument:xmlns:datastyle:1.0" style:name="a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Nähe" style:page-layout-name="pageLayout1" draw:style-name="a1">
      <draw:frame draw:id="id0" presentation:style-name="a5" draw:name="Title Placeholder 1" svg:x="0.5in" svg:y="0.30035in" svg:width="8.33333in" svg:height="1.25in" presentation:class="title" presentation:placeholder="false">
        <draw:text-box>
          <text:p text:style-name="a4" text:class-names="" text:cond-style-name=""><text:span text:style-name="a2" text:class-names="">Titelmasterformat durch Klicken bearbeiten</text:span><text:span text:style-name="a3" text:class-names=""/></text:p>
        </draw:text-box>
        <svg:title/>
        <svg:desc/>
      </draw:frame>
      <draw:frame draw:id="id1" presentation:style-name="a22" draw:name="Text Placeholder 2" svg:x="0.5in" svg:y="1.75in" svg:width="8.33333in" svg:height="5.2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Textmasterformat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ünfte Ebene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9.25in" svg:y="0in" svg:width="0.75in" svg:height="7.5in" draw:id="id2" draw:style-name="a25" draw:name="Rectangle 6">
        <svg:title/>
        <svg:desc/>
        <text:p text:style-name="a24" text:class-names="" text:cond-style-name=""><text:span text:style-name="a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3" draw:style-name="a28" draw:name="Rectangle 7">
        <svg:title/>
        <svg:desc/>
        <text:p text:style-name="a27" text:class-names="" text:cond-style-name=""><text:span text:style-name="a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" presentation:style-name="a32" draw:name="Slide Number Placeholder 5" svg:x="9.33048in" svg:y="6.17778in" svg:width="0.6in" svg:height="0.43333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/></text:span><text:span text:style-name="a30" text:class-names=""/></text:p>
        </draw:text-box>
        <svg:title/>
        <svg:desc/>
      </draw:frame>
      <draw:frame draw:id="id5" presentation:style-name="a35" draw:transform="translate(-1.29444in -0.2in) rotate(-4.71239) translate(9.59159in 4.62778in)" draw:name="Footer Placeholder 4" svg:width="2.58889in" svg:height="0.4in" presentation:class="footer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6" presentation:style-name="a40" draw:transform="translate(-1.33333in -0.2in) rotate(-4.71239) translate(9.59159in 2in)" draw:name="Date Placeholder 3" svg:width="2.66667in" svg:height="0.4in" presentation:class="date-time" presentation:placeholder="false">
        <draw:text-box>
          <text:p text:style-name="a39" text:class-names="" text:cond-style-name=""><text:span text:style-name="a36" text:class-names=""><text:date text:fixed="false" style:data-style-name="a37"/></text:span><text:span text:style-name="a38" text:class-names=""/></text:p>
        </draw:text-box>
        <svg:title/>
        <svg:desc/>
      </draw:frame>
    </style:master-page>
    <style:master-page style:name="Master1-Layout1-title-Titelfolie" style:page-layout-name="pageLayout1" draw:style-name="a42">
      <draw:custom-shape svg:x="9.25in" svg:y="0in" svg:width="0.75in" svg:height="7.5in" draw:id="id7" draw:layer="Master1-bg" draw:style-name="a45" draw:name="Rectangle 6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8" draw:layer="Master1-bg" draw:style-name="a48" draw:name="Rectangle 7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presentation:style-name="a52" draw:name="Title 1" svg:x="0.75in" svg:y="2.08333in" svg:width="8.25in" svg:height="2.83681in" presentation:class="title" presentation:placeholder="false">
        <draw:text-box>
          <text:p text:style-name="a51" text:class-names="" text:cond-style-name=""><text:span text:style-name="a49" text:class-names="">Titelmasterformat durch Klicken bearbeiten</text:span><text:span text:style-name="a50" text:class-names=""/></text:p>
        </draw:text-box>
        <svg:title/>
        <svg:desc/>
      </draw:frame>
      <draw:frame draw:id="id10" presentation:style-name="a56" draw:name="Subtitle 2" svg:x="0.75in" svg:y="5in" svg:width="7.06667in" svg:height="1.16667in" presentation:class="subtitle" presentation:placeholder="false">
        <draw:text-box>
          <text:p text:style-name="a55" text:class-names="" text:cond-style-name=""><text:span text:style-name="a53" text:class-names="">Formatvorlage des Untertitelmasters durch Klicken bearbeiten</text:span><text:span text:style-name="a54" text:class-names=""/></text:p>
        </draw:text-box>
        <svg:title/>
        <svg:desc/>
      </draw:frame>
      <draw:frame draw:id="id11" presentation:style-name="a61" draw:transform="translate(-1.33333in -0.2in) rotate(-4.71239) translate(9.59159in 2in)" draw:name="Date Placeholder 3" svg:width="2.66667in" svg:height="0.4in" presentation:class="date-time" presentation:placeholder="false">
        <draw:text-box>
          <text:p text:style-name="a60" text:class-names="" text:cond-style-name=""><text:span text:style-name="a57" text:class-names=""><text:date text:fixed="false" style:data-style-name="a58"/></text:span><text:span text:style-name="a59" text:class-names=""/></text:p>
        </draw:text-box>
        <svg:title/>
        <svg:desc/>
      </draw:frame>
      <draw:frame draw:id="id12" presentation:style-name="a64" draw:transform="translate(-1.29444in -0.2in) rotate(-4.71239) translate(9.59159in 4.62778in)" draw:name="Footer Placeholder 4" svg:width="2.58889in" svg:height="0.4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3" presentation:style-name="a68" draw:name="Slide Number Placeholder 5" svg:x="9.33048in" svg:y="6.17778in" svg:width="0.6in" svg:height="0.43333in" presentation:class="page-number" presentation:placeholder="false">
        <draw:text-box>
          <text:p text:style-name="a67" text:class-names="" text:cond-style-name=""><text:span text:style-name="a65" text:class-names=""><text:page-number style:num-format="1" text:fixed="false"/></text:span><text:span text:style-name="a66" text:class-names=""/></text:p>
        </draw:text-box>
        <svg:title/>
        <svg:desc/>
      </draw:frame>
    </style:master-page>
    <style:master-page style:name="Master1-Layout2-obj-Titel-und-Inhalt" style:page-layout-name="pageLayout1" draw:style-name="a70">
      <draw:custom-shape svg:x="9.25in" svg:y="0in" svg:width="0.75in" svg:height="7.5in" draw:id="id14" draw:layer="Master1-bg" draw:style-name="a73" draw:name="Rectangle 6">
        <svg:title/>
        <svg:desc/>
        <text:p text:style-name="a72" text:class-names="" text:cond-style-name=""><text:span text:style-name="a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15" draw:layer="Master1-bg" draw:style-name="a76" draw:name="Rectangle 7">
        <svg:title/>
        <svg:desc/>
        <text:p text:style-name="a75" text:class-names="" text:cond-style-name=""><text:span text:style-name="a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80" draw:name="Title 1" svg:x="0.5in" svg:y="0.30035in" svg:width="8.33333in" svg:height="1.25in" presentation:class="title" presentation:placeholder="false">
        <draw:text-box>
          <text:p text:style-name="a79" text:class-names="" text:cond-style-name=""><text:span text:style-name="a77" text:class-names="">Titelmasterformat durch Klicken bearbeiten</text:span><text:span text:style-name="a78" text:class-names=""/></text:p>
        </draw:text-box>
        <svg:title/>
        <svg:desc/>
      </draw:frame>
      <draw:frame draw:id="id17" presentation:style-name="a97" draw:name="Content Placeholder 2" svg:x="0.5in" svg:y="1.75in" svg:width="8.33333in" svg:height="5.25in" presentation:class="object" presentation:placeholder="false">
        <draw:text-box>
          <text:list text:style-name="a83">
            <text:list-item>
              <text:p text:style-name="a82" text:class-names="" text:cond-style-name=""><text:span text:style-name="a81" text:class-names="">Textmasterformat bearbeiten</text:span></text:p>
            </text:list-item>
          </text:list>
          <text:list text:style-name="a86">
            <text:list-item>
              <text:list text:style-name="a86">
                <text:list-item>
                  <text:p text:style-name="a85" text:class-names="" text:cond-style-name=""><text:span text:style-name="a84" text:class-names="">Zweite Ebene</text:span></text:p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p text:style-name="a88" text:class-names="" text:cond-style-name=""><text:span text:style-name="a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list text:style-name="a92">
                        <text:list-item>
                          <text:p text:style-name="a91" text:class-names="" text:cond-style-name=""><text:span text:style-name="a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3" text:class-names="">Fünfte Ebene</text:span><text:span text:style-name="a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2" draw:transform="translate(-1.33333in -0.2in) rotate(-4.71239) translate(9.59159in 2in)" draw:name="Date Placeholder 3" svg:width="2.66667in" svg:height="0.4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9" presentation:style-name="a105" draw:transform="translate(-1.29444in -0.2in) rotate(-4.71239) translate(9.59159in 4.62778in)" draw:name="Footer Placeholder 4" svg:width="2.58889in" svg:height="0.4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20" presentation:style-name="a109" draw:name="Slide Number Placeholder 5" svg:x="9.33048in" svg:y="6.17778in" svg:width="0.6in" svg:height="0.43333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111">
      <draw:custom-shape svg:x="9.25in" svg:y="0in" svg:width="0.75in" svg:height="7.5in" draw:id="id21" draw:layer="Master1-bg" draw:style-name="a114" draw:name="Rectangle 6">
        <svg:title/>
        <svg:desc/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22" draw:layer="Master1-bg" draw:style-name="a117" draw:name="Rectangle 7">
        <svg:title/>
        <svg:desc/>
        <text:p text:style-name="a116" text:class-names="" text:cond-style-name=""><text:span text:style-name="a1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3" presentation:style-name="a121" draw:name="Title 1" svg:x="0.78993in" svg:y="6in" svg:width="8.37674in" svg:height="1.27778in" presentation:class="title" presentation:placeholder="false">
        <draw:text-box>
          <text:p text:style-name="a120" text:class-names="" text:cond-style-name=""><text:span text:style-name="a118" text:class-names="">Titelmasterformat durch Klicken bearbeiten</text:span><text:span text:style-name="a119" text:class-names=""/></text:p>
        </draw:text-box>
        <svg:title/>
        <svg:desc/>
      </draw:frame>
      <draw:frame draw:id="id24" presentation:style-name="a125" draw:name="Text Placeholder 2" svg:x="0.78993in" svg:y="4.21354in" svg:width="6.71007in" svg:height="1.78646in" presentation:class="outline" presentation:placeholder="false">
        <draw:text-box>
          <text:list text:style-name="a124">
            <text:list-item>
              <text:p text:style-name="a123" text:class-names="" text:cond-style-name=""><text:span text:style-name="a122" text:class-names="">Textmasterformat bearbeiten</text:span></text:p>
            </text:list-item>
          </text:list>
        </draw:text-box>
        <svg:title/>
        <svg:desc/>
      </draw:frame>
      <draw:frame draw:id="id25" presentation:style-name="a130" draw:transform="translate(-1.33333in -0.2in) rotate(-4.71239) translate(9.59159in 2in)" draw:name="Date Placeholder 3" svg:width="2.66667in" svg:height="0.4in" presentation:class="date-time" presentation:placeholder="false">
        <draw:text-box>
          <text:p text:style-name="a129" text:class-names="" text:cond-style-name=""><text:span text:style-name="a126" text:class-names=""><text:date text:fixed="false" style:data-style-name="a127"/></text:span><text:span text:style-name="a128" text:class-names=""/></text:p>
        </draw:text-box>
        <svg:title/>
        <svg:desc/>
      </draw:frame>
      <draw:frame draw:id="id26" presentation:style-name="a133" draw:transform="translate(-1.29444in -0.2in) rotate(-4.71239) translate(9.59159in 4.62778in)" draw:name="Footer Placeholder 4" svg:width="2.58889in" svg:height="0.4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7" presentation:style-name="a137" draw:name="Slide Number Placeholder 5" svg:x="9.33048in" svg:y="6.17778in" svg:width="0.6in" svg:height="0.43333in" presentation:class="page-number" presentation:placeholder="false">
        <draw:text-box>
          <text:p text:style-name="a136" text:class-names="" text:cond-style-name=""><text:span text:style-name="a134" text:class-names=""><text:page-number style:num-format="1" text:fixed="false"/></text:span><text:span text:style-name="a135" text:class-names=""/></text:p>
        </draw:text-box>
        <svg:title/>
        <svg:desc/>
      </draw:frame>
    </style:master-page>
    <style:master-page style:name="Master1-Layout4-twoObj-Zwei-Inhalte" style:page-layout-name="pageLayout1" draw:style-name="a139">
      <draw:custom-shape svg:x="9.25in" svg:y="0in" svg:width="0.75in" svg:height="7.5in" draw:id="id28" draw:layer="Master1-bg" draw:style-name="a142" draw:name="Rectangle 6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29" draw:layer="Master1-bg" draw:style-name="a145" draw:name="Rectangle 7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49" draw:name="Title 1" svg:x="0.5in" svg:y="0.30035in" svg:width="8.33333in" svg:height="1.25in" presentation:class="title" presentation:placeholder="false">
        <draw:text-box>
          <text:p text:style-name="a148" text:class-names="" text:cond-style-name=""><text:span text:style-name="a146" text:class-names="">Titelmasterformat durch Klicken bearbeiten</text:span><text:span text:style-name="a147" text:class-names=""/></text:p>
        </draw:text-box>
        <svg:title/>
        <svg:desc/>
      </draw:frame>
      <draw:frame draw:id="id31" presentation:style-name="a166" draw:name="Content Placeholder 2" svg:x="0.5in" svg:y="1.68in" svg:width="4in" svg:height="5.02in" presentation:class="object" presentation:placeholder="false">
        <draw:text-box>
          <text:list text:style-name="a152">
            <text:list-item>
              <text:p text:style-name="a151" text:class-names="" text:cond-style-name=""><text:span text:style-name="a150" text:class-names="">Textmasterformat bearbeiten</text:span></text:p>
            </text:list-item>
          </text:list>
          <text:list text:style-name="a155">
            <text:list-item>
              <text:list text:style-name="a155">
                <text:list-item>
                  <text:p text:style-name="a154" text:class-names="" text:cond-style-name=""><text:span text:style-name="a153" text:class-names="">Zweite Ebene</text:span></text:p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p text:style-name="a157" text:class-names="" text:cond-style-name=""><text:span text:style-name="a15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list text:style-name="a161">
                        <text:list-item>
                          <text:p text:style-name="a160" text:class-names="" text:cond-style-name=""><text:span text:style-name="a15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list text:style-name="a165">
                            <text:list-item>
                              <text:p text:style-name="a164" text:class-names="" text:cond-style-name=""><text:span text:style-name="a162" text:class-names="">Fünfte Ebene</text:span><text:span text:style-name="a1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83" draw:name="Content Placeholder 3" svg:x="4.83333in" svg:y="1.68in" svg:width="4in" svg:height="5.02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Textmasterformat bearbeiten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Zweite Ebene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Fünfte Ebene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88" draw:transform="translate(-1.33333in -0.2in) rotate(-4.71239) translate(9.59159in 2in)" draw:name="Date Placeholder 4" svg:width="2.66667in" svg:height="0.4in" presentation:class="date-time" presentation:placeholder="false">
        <draw:text-box>
          <text:p text:style-name="a187" text:class-names="" text:cond-style-name=""><text:span text:style-name="a184" text:class-names=""><text:date text:fixed="false" style:data-style-name="a185"/></text:span><text:span text:style-name="a186" text:class-names=""/></text:p>
        </draw:text-box>
        <svg:title/>
        <svg:desc/>
      </draw:frame>
      <draw:frame draw:id="id34" presentation:style-name="a191" draw:transform="translate(-1.29444in -0.2in) rotate(-4.71239) translate(9.59159in 4.62778in)" draw:name="Footer Placeholder 5" svg:width="2.58889in" svg:height="0.4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5" presentation:style-name="a195" draw:name="Slide Number Placeholder 6" svg:x="9.33048in" svg:y="6.17778in" svg:width="0.6in" svg:height="0.43333in" presentation:class="page-number" presentation:placeholder="false">
        <draw:text-box>
          <text:p text:style-name="a194" text:class-names="" text:cond-style-name=""><text:span text:style-name="a192" text:class-names=""><text:page-number style:num-format="1" text:fixed="false"/></text:span><text:span text:style-name="a193" text:class-names=""/></text:p>
        </draw:text-box>
        <svg:title/>
        <svg:desc/>
      </draw:frame>
    </style:master-page>
    <style:master-page style:name="Master1-Layout5-twoTxTwoObj-Vergleich" style:page-layout-name="pageLayout1" draw:style-name="a197">
      <draw:custom-shape svg:x="9.25in" svg:y="0in" svg:width="0.75in" svg:height="7.5in" draw:id="id36" draw:layer="Master1-bg" draw:style-name="a200" draw:name="Rectangle 6">
        <svg:title/>
        <svg:desc/>
        <text:p text:style-name="a199" text:class-names="" text:cond-style-name=""><text:span text:style-name="a1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37" draw:layer="Master1-bg" draw:style-name="a203" draw:name="Rectangle 7">
        <svg:title/>
        <svg:desc/>
        <text:p text:style-name="a202" text:class-names="" text:cond-style-name=""><text:span text:style-name="a2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07" draw:name="Title 1" svg:x="0.5in" svg:y="0.30035in" svg:width="8.33333in" svg:height="1.25in" presentation:class="title" presentation:placeholder="false">
        <draw:text-box>
          <text:p text:style-name="a206" text:class-names="" text:cond-style-name=""><text:span text:style-name="a204" text:class-names="">Titelmasterformat durch Klicken bearbeiten</text:span><text:span text:style-name="a205" text:class-names=""/></text:p>
        </draw:text-box>
        <svg:title/>
        <svg:desc/>
      </draw:frame>
      <draw:frame draw:id="id39" presentation:style-name="a211" draw:name="Text Placeholder 2" svg:x="0.5in" svg:y="1.67882in" svg:width="4in" svg:height="0.69965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Textmasterformat bearbeiten</text:span></text:p>
            </text:list-item>
          </text:list>
        </draw:text-box>
        <svg:title/>
        <svg:desc/>
      </draw:frame>
      <draw:frame draw:id="id40" presentation:style-name="a228" draw:name="Content Placeholder 3" svg:x="0.5in" svg:y="2.37847in" svg:width="4in" svg:height="4.32118in" presentation:class="object" presentation:placeholder="false">
        <draw:text-box>
          <text:list text:style-name="a214">
            <text:list-item>
              <text:p text:style-name="a213" text:class-names="" text:cond-style-name=""><text:span text:style-name="a212" text:class-names="">Textmasterformat bearbeiten</text:span></text:p>
            </text:list-item>
          </text:list>
          <text:list text:style-name="a217">
            <text:list-item>
              <text:list text:style-name="a217">
                <text:list-item>
                  <text:p text:style-name="a216" text:class-names="" text:cond-style-name=""><text:span text:style-name="a215" text:class-names="">Zweite Ebene</text:span></text:p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p text:style-name="a219" text:class-names="" text:cond-style-name=""><text:span text:style-name="a2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list text:style-name="a223">
                        <text:list-item>
                          <text:p text:style-name="a222" text:class-names="" text:cond-style-name=""><text:span text:style-name="a2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list text:style-name="a227">
                        <text:list-item>
                          <text:list text:style-name="a227">
                            <text:list-item>
                              <text:p text:style-name="a226" text:class-names="" text:cond-style-name=""><text:span text:style-name="a224" text:class-names="">Fünfte Ebene</text:span><text:span text:style-name="a2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32" draw:name="Text Placeholder 4" svg:x="4.83333in" svg:y="1.67882in" svg:width="4in" svg:height="0.69965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Textmasterformat bearbeiten</text:span></text:p>
            </text:list-item>
          </text:list>
        </draw:text-box>
        <svg:title/>
        <svg:desc/>
      </draw:frame>
      <draw:frame draw:id="id42" presentation:style-name="a249" draw:name="Content Placeholder 5" svg:x="4.83333in" svg:y="2.37847in" svg:width="4in" svg:height="4.32118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Textmasterformat bearbeiten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Zweite Ebene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5" text:class-names="">Fünfte Ebene</text:span><text:span text:style-name="a2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4" draw:transform="translate(-1.33333in -0.2in) rotate(-4.71239) translate(9.59159in 2in)" draw:name="Date Placeholder 6" svg:width="2.66667in" svg:height="0.4in" presentation:class="date-time" presentation:placeholder="false">
        <draw:text-box>
          <text:p text:style-name="a253" text:class-names="" text:cond-style-name=""><text:span text:style-name="a250" text:class-names=""><text:date text:fixed="false" style:data-style-name="a251"/></text:span><text:span text:style-name="a252" text:class-names=""/></text:p>
        </draw:text-box>
        <svg:title/>
        <svg:desc/>
      </draw:frame>
      <draw:frame draw:id="id44" presentation:style-name="a257" draw:transform="translate(-1.29444in -0.2in) rotate(-4.71239) translate(9.59159in 4.62778in)" draw:name="Footer Placeholder 7" svg:width="2.58889in" svg:height="0.4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45" presentation:style-name="a261" draw:name="Slide Number Placeholder 8" svg:x="9.33048in" svg:y="6.17778in" svg:width="0.6in" svg:height="0.43333in" presentation:class="page-number" presentation:placeholder="false">
        <draw:text-box>
          <text:p text:style-name="a260" text:class-names="" text:cond-style-name=""><text:span text:style-name="a258" text:class-names=""><text:page-number style:num-format="1" text:fixed="false"/></text:span><text:span text:style-name="a259" text:class-names=""/></text:p>
        </draw:text-box>
        <svg:title/>
        <svg:desc/>
      </draw:frame>
    </style:master-page>
    <style:master-page style:name="Master1-Layout6-titleOnly-Nur-Titel" style:page-layout-name="pageLayout1" draw:style-name="a263">
      <draw:custom-shape svg:x="9.25in" svg:y="0in" svg:width="0.75in" svg:height="7.5in" draw:id="id46" draw:layer="Master1-bg" draw:style-name="a266" draw:name="Rectangle 6">
        <svg:title/>
        <svg:desc/>
        <text:p text:style-name="a265" text:class-names="" text:cond-style-name=""><text:span text:style-name="a2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47" draw:layer="Master1-bg" draw:style-name="a269" draw:name="Rectangle 7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273" draw:name="Title 1" svg:x="0.5in" svg:y="0.30035in" svg:width="8.33333in" svg:height="1.25in" presentation:class="title" presentation:placeholder="false">
        <draw:text-box>
          <text:p text:style-name="a272" text:class-names="" text:cond-style-name=""><text:span text:style-name="a270" text:class-names="">Titelmasterformat durch Klicken bearbeiten</text:span><text:span text:style-name="a271" text:class-names=""/></text:p>
        </draw:text-box>
        <svg:title/>
        <svg:desc/>
      </draw:frame>
      <draw:frame draw:id="id49" presentation:style-name="a278" draw:transform="translate(-1.33333in -0.2in) rotate(-4.71239) translate(9.59159in 2in)" draw:name="Date Placeholder 2" svg:width="2.66667in" svg:height="0.4in" presentation:class="date-time" presentation:placeholder="false">
        <draw:text-box>
          <text:p text:style-name="a277" text:class-names="" text:cond-style-name=""><text:span text:style-name="a274" text:class-names=""><text:date text:fixed="false" style:data-style-name="a275"/></text:span><text:span text:style-name="a276" text:class-names=""/></text:p>
        </draw:text-box>
        <svg:title/>
        <svg:desc/>
      </draw:frame>
      <draw:frame draw:id="id50" presentation:style-name="a281" draw:transform="translate(-1.29444in -0.2in) rotate(-4.71239) translate(9.59159in 4.62778in)" draw:name="Footer Placeholder 3" svg:width="2.58889in" svg:height="0.4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51" presentation:style-name="a285" draw:name="Slide Number Placeholder 4" svg:x="9.33048in" svg:y="6.17778in" svg:width="0.6in" svg:height="0.43333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</style:master-page>
    <style:master-page style:name="Master1-Layout7-blank-Leer" style:page-layout-name="pageLayout1" draw:style-name="a287">
      <draw:custom-shape svg:x="9.25in" svg:y="0in" svg:width="0.75in" svg:height="7.5in" draw:id="id52" draw:layer="Master1-bg" draw:style-name="a290" draw:name="Rectangle 6">
        <svg:title/>
        <svg:desc/>
        <text:p text:style-name="a289" text:class-names="" text:cond-style-name=""><text:span text:style-name="a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53" draw:layer="Master1-bg" draw:style-name="a293" draw:name="Rectangle 7">
        <svg:title/>
        <svg:desc/>
        <text:p text:style-name="a292" text:class-names="" text:cond-style-name=""><text:span text:style-name="a2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298" draw:transform="translate(-1.33333in -0.2in) rotate(-4.71239) translate(9.59159in 2in)" draw:name="Date Placeholder 1" svg:width="2.66667in" svg:height="0.4in" presentation:class="date-time" presentation:placeholder="false">
        <draw:text-box>
          <text:p text:style-name="a297" text:class-names="" text:cond-style-name=""><text:span text:style-name="a294" text:class-names=""><text:date text:fixed="false" style:data-style-name="a295"/></text:span><text:span text:style-name="a296" text:class-names=""/></text:p>
        </draw:text-box>
        <svg:title/>
        <svg:desc/>
      </draw:frame>
      <draw:frame draw:id="id55" presentation:style-name="a301" draw:transform="translate(-1.29444in -0.2in) rotate(-4.71239) translate(9.59159in 4.62778in)" draw:name="Footer Placeholder 2" svg:width="2.58889in" svg:height="0.4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6" presentation:style-name="a305" draw:name="Slide Number Placeholder 3" svg:x="9.33048in" svg:y="6.17778in" svg:width="0.6in" svg:height="0.43333in" presentation:class="page-number" presentation:placeholder="false">
        <draw:text-box>
          <text:p text:style-name="a304" text:class-names="" text:cond-style-name=""><text:span text:style-name="a302" text:class-names=""><text:page-number style:num-format="1" text:fixed="false"/></text:span><text:span text:style-name="a303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307">
      <draw:custom-shape svg:x="9.25in" svg:y="0in" svg:width="0.75in" svg:height="7.5in" draw:id="id57" draw:layer="Master1-bg" draw:style-name="a310" draw:name="Rectangle 6">
        <svg:title/>
        <svg:desc/>
        <text:p text:style-name="a309" text:class-names="" text:cond-style-name=""><text:span text:style-name="a3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58" draw:layer="Master1-bg" draw:style-name="a313" draw:name="Rectangle 7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17" draw:name="Title 1" svg:x="0.33333in" svg:y="6.01in" svg:width="8.5in" svg:height="0.65in" presentation:class="title" presentation:placeholder="false">
        <draw:text-box>
          <text:p text:style-name="a316" text:class-names="" text:cond-style-name=""><text:span text:style-name="a314" text:class-names="">Titelmasterformat durch Klicken bearbeiten</text:span><text:span text:style-name="a315" text:class-names=""/></text:p>
        </draw:text-box>
        <svg:title/>
        <svg:desc/>
      </draw:frame>
      <draw:frame draw:id="id60" presentation:style-name="a321" draw:name="Text Placeholder 3" svg:x="0.33333in" svg:y="6.66667in" svg:width="8.5in" svg:height="0.66667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Textmasterformat bearbeiten</text:span></text:p>
            </text:list-item>
          </text:list>
        </draw:text-box>
        <svg:title/>
        <svg:desc/>
      </draw:frame>
      <draw:frame draw:id="id61" presentation:style-name="a326" draw:transform="translate(-1.33333in -0.2in) rotate(-4.71239) translate(9.59159in 2in)" draw:name="Date Placeholder 4" svg:width="2.66667in" svg:height="0.4in" presentation:class="date-time" presentation:placeholder="false">
        <draw:text-box>
          <text:p text:style-name="a325" text:class-names="" text:cond-style-name=""><text:span text:style-name="a322" text:class-names=""><text:date text:fixed="false" style:data-style-name="a323"/></text:span><text:span text:style-name="a324" text:class-names=""/></text:p>
        </draw:text-box>
        <svg:title/>
        <svg:desc/>
      </draw:frame>
      <draw:frame draw:id="id62" presentation:style-name="a329" draw:transform="translate(-1.29444in -0.2in) rotate(-4.71239) translate(9.59159in 4.62778in)" draw:name="Footer Placeholder 5" svg:width="2.58889in" svg:height="0.4in" presentation:class="footer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63" presentation:style-name="a333" draw:name="Slide Number Placeholder 6" svg:x="9.33048in" svg:y="6.17778in" svg:width="0.6in" svg:height="0.43333in" presentation:class="page-number" presentation:placeholder="false">
        <draw:text-box>
          <text:p text:style-name="a332" text:class-names="" text:cond-style-name=""><text:span text:style-name="a330" text:class-names=""><text:page-number style:num-format="1" text:fixed="false"/></text:span><text:span text:style-name="a331" text:class-names=""/></text:p>
        </draw:text-box>
        <svg:title/>
        <svg:desc/>
      </draw:frame>
      <draw:frame draw:id="id64" presentation:style-name="a350" draw:name="Content Placeholder 8" svg:x="0.33333in" svg:y="0.41667in" svg:width="8.5in" svg:height="5.40556in" presentation:class="object" presentation:placeholder="false">
        <draw:text-box>
          <text:list text:style-name="a336">
            <text:list-item>
              <text:p text:style-name="a335" text:class-names="" text:cond-style-name=""><text:span text:style-name="a334" text:class-names="">Textmasterformat bearbeiten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Zweite Ebene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list text:style-name="a349">
                            <text:list-item>
                              <text:p text:style-name="a348" text:class-names="" text:cond-style-name=""><text:span text:style-name="a346" text:class-names="">Fünfte Ebene</text:span><text:span text:style-name="a3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9-picTx-Bild-mit-Überschrift" style:page-layout-name="pageLayout1" draw:style-name="a352">
      <draw:custom-shape svg:x="9.25in" svg:y="0in" svg:width="0.75in" svg:height="7.5in" draw:id="id65" draw:layer="Master1-bg" draw:style-name="a355" draw:name="Rectangle 6">
        <svg:title/>
        <svg:desc/>
        <text:p text:style-name="a354" text:class-names="" text:cond-style-name=""><text:span text:style-name="a35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66" draw:layer="Master1-bg" draw:style-name="a358" draw:name="Rectangle 7">
        <svg:title/>
        <svg:desc/>
        <text:p text:style-name="a357" text:class-names="" text:cond-style-name=""><text:span text:style-name="a3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362" draw:name="Title 1" svg:x="0.33in" svg:y="6.00971in" svg:width="8.5in" svg:height="0.65029in" presentation:class="title" presentation:placeholder="false">
        <draw:text-box>
          <text:p text:style-name="a361" text:class-names="" text:cond-style-name=""><text:span text:style-name="a359" text:class-names="">Titelmasterformat durch Klicken bearbeiten</text:span><text:span text:style-name="a360" text:class-names=""/></text:p>
        </draw:text-box>
        <svg:title/>
        <svg:desc/>
      </draw:frame>
      <draw:frame draw:id="id68" presentation:style-name="a366" draw:name="Picture Placeholder 2" svg:x="0in" svg:y="0in" svg:width="9.25in" svg:height="6in" presentation:class="graphic" presentation:placeholder="false">
        <draw:text-box>
          <text:p text:style-name="a365" text:class-names="" text:cond-style-name=""><text:span text:style-name="a363" text:class-names="">Bild durch Klicken auf Symbol hinzufügen</text:span><text:span text:style-name="a364" text:class-names=""/></text:p>
        </draw:text-box>
        <svg:title/>
        <svg:desc/>
      </draw:frame>
      <draw:frame draw:id="id69" presentation:style-name="a370" draw:name="Text Placeholder 3" svg:x="0.33in" svg:y="6.66667in" svg:width="8.5in" svg:height="0.67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Textmasterformat bearbeiten</text:span></text:p>
            </text:list-item>
          </text:list>
        </draw:text-box>
        <svg:title/>
        <svg:desc/>
      </draw:frame>
      <draw:frame draw:id="id70" presentation:style-name="a375" draw:transform="translate(-1.33333in -0.2in) rotate(-4.71239) translate(9.59159in 2in)" draw:name="Date Placeholder 7" svg:width="2.66667in" svg:height="0.4in" presentation:class="date-time" presentation:placeholder="false">
        <draw:text-box>
          <text:p text:style-name="a374" text:class-names="" text:cond-style-name=""><text:span text:style-name="a371" text:class-names=""><text:date text:fixed="false" style:data-style-name="a372"/></text:span><text:span text:style-name="a373" text:class-names=""/></text:p>
        </draw:text-box>
        <svg:title/>
        <svg:desc/>
      </draw:frame>
      <draw:frame draw:id="id71" presentation:style-name="a379" draw:name="Slide Number Placeholder 8" svg:x="9.33048in" svg:y="6.17778in" svg:width="0.6in" svg:height="0.43333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  <draw:frame draw:id="id72" presentation:style-name="a382" draw:transform="translate(-1.29444in -0.2in) rotate(-4.71239) translate(9.59159in 4.62778in)" draw:name="Footer Placeholder 9" svg:width="2.58889in" svg:height="0.4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84">
      <draw:custom-shape svg:x="9.25in" svg:y="0in" svg:width="0.75in" svg:height="7.5in" draw:id="id73" draw:layer="Master1-bg" draw:style-name="a387" draw:name="Rectangle 6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74" draw:layer="Master1-bg" draw:style-name="a390" draw:name="Rectangle 7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394" draw:name="Title 1" svg:x="0.5in" svg:y="0.30035in" svg:width="8.33333in" svg:height="1.25in" presentation:class="title" presentation:placeholder="false">
        <draw:text-box>
          <text:p text:style-name="a393" text:class-names="" text:cond-style-name=""><text:span text:style-name="a391" text:class-names="">Titelmasterformat durch Klicken bearbeiten</text:span><text:span text:style-name="a392" text:class-names=""/></text:p>
        </draw:text-box>
        <svg:title/>
        <svg:desc/>
      </draw:frame>
      <draw:frame draw:id="id76" presentation:style-name="a411" draw:name="Vertical Text Placeholder 2" svg:x="0.5in" svg:y="1.75in" svg:width="8.33333in" svg:height="5.25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Textmasterformat bearbeiten</text:span></text:p>
            </text:list-item>
          </text:list>
          <text:list text:style-name="a400">
            <text:list-item>
              <text:list text:style-name="a400">
                <text:list-item>
                  <text:p text:style-name="a399" text:class-names="" text:cond-style-name=""><text:span text:style-name="a398" text:class-names="">Zweite Ebene</text:span></text:p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p text:style-name="a402" text:class-names="" text:cond-style-name=""><text:span text:style-name="a401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p text:style-name="a405" text:class-names="" text:cond-style-name=""><text:span text:style-name="a40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7" text:class-names="">Fünfte Ebene</text:span><text:span text:style-name="a4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416" draw:transform="translate(-1.33333in -0.2in) rotate(-4.71239) translate(9.59159in 2in)" draw:name="Date Placeholder 3" svg:width="2.66667in" svg:height="0.4in" presentation:class="date-time" presentation:placeholder="false">
        <draw:text-box>
          <text:p text:style-name="a415" text:class-names="" text:cond-style-name=""><text:span text:style-name="a412" text:class-names=""><text:date text:fixed="false" style:data-style-name="a413"/></text:span><text:span text:style-name="a414" text:class-names=""/></text:p>
        </draw:text-box>
        <svg:title/>
        <svg:desc/>
      </draw:frame>
      <draw:frame draw:id="id78" presentation:style-name="a419" draw:transform="translate(-1.29444in -0.2in) rotate(-4.71239) translate(9.59159in 4.62778in)" draw:name="Footer Placeholder 4" svg:width="2.58889in" svg:height="0.4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79" presentation:style-name="a423" draw:name="Slide Number Placeholder 5" svg:x="9.33048in" svg:y="6.17778in" svg:width="0.6in" svg:height="0.43333in" presentation:class="page-number" presentation:placeholder="false">
        <draw:text-box>
          <text:p text:style-name="a422" text:class-names="" text:cond-style-name=""><text:span text:style-name="a420" text:class-names=""><text:page-number style:num-format="1" text:fixed="false"/></text:span><text:span text:style-name="a421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425">
      <draw:custom-shape svg:x="9.25in" svg:y="0in" svg:width="0.75in" svg:height="7.5in" draw:id="id80" draw:layer="Master1-bg" draw:style-name="a428" draw:name="Rectangle 6">
        <svg:title/>
        <svg:desc/>
        <text:p text:style-name="a427" text:class-names="" text:cond-style-name=""><text:span text:style-name="a4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5in" svg:y="6in" svg:width="0.75in" svg:height="0.75in" draw:id="id81" draw:layer="Master1-bg" draw:style-name="a431" draw:name="Rectangle 7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presentation:style-name="a435" draw:name="Vertical Title 1" svg:x="7.25in" svg:y="0.30035in" svg:width="1.91667in" svg:height="6.39931in" presentation:class="title" presentation:placeholder="false">
        <draw:text-box>
          <text:p text:style-name="a434" text:class-names="" text:cond-style-name=""><text:span text:style-name="a432" text:class-names="">Titelmasterformat durch Klicken bearbeiten</text:span><text:span text:style-name="a433" text:class-names=""/></text:p>
        </draw:text-box>
        <svg:title/>
        <svg:desc/>
      </draw:frame>
      <draw:frame draw:id="id83" presentation:style-name="a452" draw:name="Vertical Text Placeholder 2" svg:x="0.5in" svg:y="0.30035in" svg:width="6.58333in" svg:height="6.3993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Textmasterformat bearbeite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Zweite Ebene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Dritte Ebene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ünfte Ebene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4" presentation:style-name="a457" draw:transform="translate(-1.33333in -0.2in) rotate(-4.71239) translate(9.59159in 2in)" draw:name="Date Placeholder 3" svg:width="2.66667in" svg:height="0.4in" presentation:class="date-time" presentation:placeholder="false">
        <draw:text-box>
          <text:p text:style-name="a456" text:class-names="" text:cond-style-name=""><text:span text:style-name="a453" text:class-names=""><text:date text:fixed="false" style:data-style-name="a454"/></text:span><text:span text:style-name="a455" text:class-names=""/></text:p>
        </draw:text-box>
        <svg:title/>
        <svg:desc/>
      </draw:frame>
      <draw:frame draw:id="id85" presentation:style-name="a460" draw:transform="translate(-1.29444in -0.2in) rotate(-4.71239) translate(9.59159in 4.62778in)" draw:name="Footer Placeholder 4" svg:width="2.58889in" svg:height="0.4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86" presentation:style-name="a464" draw:name="Slide Number Placeholder 5" svg:x="9.33048in" svg:y="6.17778in" svg:width="0.6in" svg:height="0.43333in" presentation:class="page-number" presentation:placeholder="false">
        <draw:text-box>
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Verteilte Hashtabelle über de Bruijn Graph</dc:title>
    <meta:initial-creator>Patrick Baumann</meta:initial-creator>
    <dc:creator>Patrick Baumann</dc:creator>
    <meta:creation-date>2011-09-20T14:15:49Z</meta:creation-date>
    <dc:date>2011-09-20T14:38:16Z</dc:date>
    <meta:template xlink:href="Adjacency" xlink:type="simple"/>
    <meta:editing-cycles>9</meta:editing-cycles>
    <meta:editing-duration>PT0S</meta:editing-duration>
    <meta:document-statistic meta:paragraph-count="35" meta:word-count="99"/>
  </office:meta>
</office:document-meta>
</file>